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2000001C19F98469940C57F15.png" manifest:media-type="image/png"/>
  <manifest:file-entry manifest:full-path="Pictures/10000201000002F0000000DC4DA8EEB4A21ABEA5.png" manifest:media-type="image/png"/>
  <manifest:file-entry manifest:full-path="Pictures/1000020100000423000001E4358704C44443BFBC.png" manifest:media-type="image/png"/>
  <manifest:file-entry manifest:full-path="Pictures/10000201000001E3000001BBBAD9F9E5AB6CFF8D.png" manifest:media-type="image/png"/>
  <manifest:file-entry manifest:full-path="Pictures/10000201000003670000017CE357CBCBC0031282.png" manifest:media-type="image/png"/>
  <manifest:file-entry manifest:full-path="Pictures/10000201000002E7000003DB9A379C41DFEB3F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9.872cm" svg:height="9.082cm" svg:x="4.064cm" svg:y="3.048cm">
          <draw:image xlink:href="Pictures/1000020100000423000001E4358704C44443BFB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9.538cm" svg:height="12.671cm" svg:x="9.766cm" svg:y="0.791cm">
          <draw:image xlink:href="Pictures/10000201000002E7000003DB9A379C41DFEB3FE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7.253cm" svg:height="7.527cm" svg:x="5.607cm" svg:y="3.857cm">
          <draw:image xlink:href="Pictures/10000201000003670000017CE357CBCBC003128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1.784cm" svg:height="3.447cm" svg:x="0.916cm" svg:y="0.871cm">
          <draw:image xlink:href="Pictures/10000201000002F0000000DC4DA8EEB4A21ABEA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1.784cm" svg:height="3.447cm" svg:x="0.916cm" svg:y="0.871cm">
          <draw:image xlink:href="Pictures/10000201000002F0000000DC4DA8EEB4A21ABEA5.png" xlink:type="simple" xlink:show="embed" xlink:actuate="onLoad">
            <text:p/>
          </draw:image>
        </draw:frame>
        <draw:frame draw:style-name="gr1" draw:text-style-name="P1" draw:layer="layout" svg:width="6.265cm" svg:height="5.836cm" svg:x="7.874cm" svg:y="4.578cm">
          <draw:image xlink:href="Pictures/10000201000001E2000001C19F98469940C57F1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1.784cm" svg:height="3.447cm" svg:x="0.916cm" svg:y="0.871cm">
          <draw:image xlink:href="Pictures/10000201000002F0000000DC4DA8EEB4A21ABEA5.png" xlink:type="simple" xlink:show="embed" xlink:actuate="onLoad">
            <text:p/>
          </draw:image>
        </draw:frame>
        <draw:frame draw:style-name="gr1" draw:text-style-name="P1" draw:layer="layout" svg:width="6.265cm" svg:height="5.836cm" svg:x="7.874cm" svg:y="4.578cm">
          <draw:image xlink:href="Pictures/10000201000001E2000001C19F98469940C57F15.png" xlink:type="simple" xlink:show="embed" xlink:actuate="onLoad">
            <text:p/>
          </draw:image>
        </draw:frame>
        <draw:frame draw:style-name="gr1" draw:text-style-name="P1" draw:layer="layout" svg:width="6.369cm" svg:height="5.842cm" svg:x="11.925cm" svg:y="4.826cm">
          <draw:image xlink:href="Pictures/10000201000001E3000001BBBAD9F9E5AB6CFF8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9T13:20:25.506523308</meta:creation-date>
    <dc:date>2019-11-29T13:26:16.596786583</dc:date>
    <meta:editing-duration>PT5M52S</meta:editing-duration>
    <meta:editing-cycles>2</meta:editing-cycles>
    <meta:generator>LibreOffice/6.0.7.3$Linux_X86_64 LibreOffice_project/00m0$Build-3</meta:generator>
    <meta:document-statistic meta:object-count="42"/>
  </office:meta>
</office:document-meta>
</file>